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8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7.54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26.3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0.98mm"/>
    </style:style>
    <style:style style:name="co24" style:family="table-column">
      <style:table-column-properties fo:break-before="auto" style:column-width="21.48mm"/>
    </style:style>
    <style:style style:name="co25" style:family="table-column">
      <style:table-column-properties fo:break-before="auto" style:column-width="20.34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50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EQUALSMULTI</text:p>
          </table:table-cell>
          <table:table-cell table:number-columns-repeated="2"/>
          <table:table-cell office:value-type="string" calcext:value-type="string">
            <text:p>FOO_ONEEQUALSMULTI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ONEEQUALSMULTI</text:p>
          </table:table-cell>
          <table:table-cell table:style-name="ce5" table:number-columns-repeated="2"/>
          <table:table-cell table:style-name="ce5" office:value-type="string" calcext:value-type="string">
            <text:p>TEST_DCP_DOCUMENTFILTER_ONEEQUALSMULTI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60" calcext:value-type="float">
            <text:p>1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ENUM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Enu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170" calcext:value-type="float">
            <text:p>1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YY|Very yes,NN|Very no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DOCID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MULTI&quot;)" calcext:value-type="string">
            <text:p>docid("FOO_ONEEQUALSMULTI")</text:p>
          </table:table-cell>
          <table:table-cell table:style-name="ce4" table:formula="of:=ROW()*10" office:value-type="float" office:value="180" calcext:value-type="float">
            <text:p>1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ACCOUNT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190" calcext:value-type="float">
            <text:p>1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00" calcext:value-type="float">
            <text:p>2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10" calcext:value-type="float">
            <text:p>2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ROW()*10" office:value-type="float" office:value="220" calcext:value-type="float">
            <text:p>2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ROW()*10" office:value-type="float" office:value="230" calcext:value-type="float">
            <text:p>2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LONG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Long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ROW()*10" office:value-type="float" office:value="240" calcext:value-type="float">
            <text:p>2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ROW()*10" office:value-type="float" office:value="250" calcext:value-type="float">
            <text:p>2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UBL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table:formula="of:=ROW()*10" office:value-type="float" office:value="260" calcext:value-type="float">
            <text:p>2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MONEY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Mone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money</text:p>
          </table:table-cell>
          <table:table-cell table:style-name="ce4" table:formula="of:=ROW()*10" office:value-type="float" office:value="270" calcext:value-type="float">
            <text:p>2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AT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ROW()*10" office:value-type="float" office:value="280" calcext:value-type="float">
            <text:p>2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STAMP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stamp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stamp</text:p>
          </table:table-cell>
          <table:table-cell table:style-name="ce4" table:formula="of:=ROW()*10" office:value-type="float" office:value="290" calcext:value-type="float">
            <text:p>2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</text:p>
          </table:table-cell>
          <table:table-cell table:style-name="ce4" table:formula="of:=ROW()*10" office:value-type="float" office:value="300" calcext:value-type="float">
            <text:p>3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ENUM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310" calcext:value-type="float">
            <text:p>3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A|Ha,B|Béh</text:p>
          </table:table-cell>
          <table:table-cell table:style-name="ce4" table:number-columns-repeated="3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CID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MULTI&quot;)" calcext:value-type="string">
            <text:p>docid("FOO_ONEEQUALSMULTI")</text:p>
          </table:table-cell>
          <table:table-cell table:style-name="ce4" table:formula="of:=ROW()*10" office:value-type="float" office:value="320" calcext:value-type="float">
            <text:p>3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ACCOU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30" calcext:value-type="float">
            <text:p>3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340" calcext:value-type="float">
            <text:p>3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50" calcext:value-type="float">
            <text:p>3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X_DOCID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MULTI&quot;)" calcext:value-type="string">
            <text:p>docid("FOO_ONEEQUALSMULTI")</text:p>
          </table:table-cell>
          <table:table-cell table:style-name="ce4" table:formula="of:=ROW()*10" office:value-type="float" office:value="360" calcext:value-type="float">
            <text:p>3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70" calcext:value-type="float">
            <text:p>3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4</text:p>
          </table:table-cell>
          <table:table-cell table:style-name="ce1"/>
          <table:table-cell table:style-name="ce1" office:value-type="string" calcext:value-type="string">
            <text:p>u_4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Quatre</text:p>
          </table:table-cell>
          <table:table-cell table:style-name="ce1" table:number-columns-repeated="9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EQUALSMULTI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MULTI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MULTI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MULTI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MULTI</text:p>
          </table:table-cell>
          <table:table-cell table:style-name="ce1" office:value-type="string" calcext:value-type="string">
            <text:p>FOO_4</text:p>
          </table:table-cell>
          <table:table-cell table:style-name="ce1"/>
          <table:table-cell table:style-name="ce1" office:value-type="string" calcext:value-type="string">
            <text:p>Foo Quatre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EQUALSMULTI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1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MULTI</text:p>
          </table:table-cell>
          <table:table-cell table:style-name="ce1" office:value-type="string" calcext:value-type="string">
            <text:p>ONEEQUALSMULTI_1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 table:number-columns-repeated="11"/>
          <table:table-cell table:number-columns-repeated="5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MULTI</text:p>
          </table:table-cell>
          <table:table-cell table:style-name="ce1" office:value-type="string" calcext:value-type="string">
            <text:p>ONEEQUALSMULTI_2</text:p>
          </table:table-cell>
          <table:table-cell table:style-name="ce1"/>
          <table:table-cell office:value-type="string" calcext:value-type="string">
            <text:p>Y</text:p>
            <text:p>N</text:p>
          </table:table-cell>
          <table:table-cell table:style-name="ce1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3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2&lt;BR&gt;U_3</text:p>
          </table:table-cell>
        </table:table-row>
        <table:table-row table:style-name="ro6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MULTI</text:p>
          </table:table-cell>
          <table:table-cell table:style-name="ce1" office:value-type="string" calcext:value-type="string">
            <text:p>ONEEQUALSMULTI_3</text:p>
          </table:table-cell>
          <table:table-cell table:style-name="ce1"/>
          <table:table-cell office:value-type="string" calcext:value-type="string">
            <text:p>A</text:p>
            <text:p>B</text:p>
            <text:p>NN</text:p>
            <text:p>YY</text:p>
          </table:table-cell>
          <table:table-cell table:style-name="ce1"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Deux</text:p>
            <text:p>Trois</text:p>
          </table:table-cell>
          <table:table-cell office:value-type="string" calcext:value-type="string">
            <text:p>&lt;b&gt;UDeux&lt;/b&gt;</text:p>
            <text:p>&lt;b&gt;Trois&lt;/b&gt;</text:p>
          </table:table-cell>
          <table:table-cell office:value-type="string" calcext:value-type="string">
            <text:p>Deux\rDeux</text:p>
            <text:p>Trois\rTrois</text:p>
          </table:table-cell>
          <table:table-cell office:value-type="string" calcext:value-type="string">
            <text:p>43</text:p>
            <text:p>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31/12/2014</text:p>
            <text:p>30/06/2015</text:p>
          </table:table-cell>
          <table:table-cell office:value-type="string" calcext:value-type="string">
            <text:p>31/12/2014 12:13:14</text:p>
            <text:p>30/06/2015 12:13:14</text:p>
          </table:table-cell>
          <table:table-cell office:value-type="string" calcext:value-type="string">
            <text:p>13:14:15</text:p>
            <text:p>14:15:16</text:p>
          </table:table-cell>
          <table:table-cell office:value-type="string" calcext:value-type="string">
            <text:p>A</text:p>
            <text:p>B</text:p>
          </table:table-cell>
          <table:table-cell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FOO_2&lt;BR&gt;FOO_3</text:p>
            <text:p>FOO_3&lt;BR&gt;FOO_4</text:p>
          </table:table-cell>
          <table:table-cell office:value-type="string" calcext:value-type="string">
            <text:p>U_2&lt;BR&gt;U_3</text:p>
            <text:p>U_3&lt;BR&gt;U_4</text:p>
          </table:table-cell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4"/>
          <table:table-cell/>
          <table:table-cell table:style-name="ce1"/>
          <table:table-cell table:number-columns-repeated="15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4"/>
          <table:table-cell table:style-name="ce15"/>
          <table:table-cell table:style-name="ce16"/>
          <table:table-cell table:style-name="ce17" table:number-columns-repeated="3"/>
          <table:table-cell table:style-name="ce1" table:number-columns-repeated="3"/>
          <table:table-cell table:number-columns-repeated="9"/>
        </table:table-row>
        <table:table-row table:style-name="ro1" table:number-rows-repeated="15">
          <table:table-cell table:style-name="ce1" table:number-columns-repeated="18"/>
          <table:table-cell table:number-columns-repeated="3"/>
        </table:table-row>
        <table:table-row table:style-name="ro1">
          <table:table-cell table:style-name="ce1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1:17:47.201321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3T11:31:42.521229289</dc:date>
    <meta:generator>LibreOffice/6.0.7.3$Linux_X86_64 LibreOffice_project/00m0$Build-3</meta:generator>
    <meta:editing-duration>P2DT33M59S</meta:editing-duration>
    <meta:editing-cycles>110</meta:editing-cycles>
    <meta:document-statistic meta:table-count="2" meta:cell-count="423" meta:object-count="0"/>
  </office:meta>
</office:document-meta>
</file>